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c339" officeooo:paragraph-rsid="001dc339"/>
    </style:style>
    <style:style style:name="P2" style:family="paragraph" style:parent-style-name="Standard">
      <style:text-properties fo:color="#800000" fo:font-size="13pt" officeooo:rsid="001dc339" officeooo:paragraph-rsid="001dc339" style:font-size-asian="13pt" style:font-size-complex="13pt"/>
    </style:style>
    <style:style style:name="P3" style:family="paragraph" style:parent-style-name="Standard">
      <style:text-properties officeooo:rsid="001fa5a2" officeooo:paragraph-rsid="001fa5a2"/>
    </style:style>
    <style:style style:name="P4" style:family="paragraph" style:parent-style-name="Standard">
      <style:text-properties officeooo:rsid="002090a7" officeooo:paragraph-rsid="002090a7"/>
    </style:style>
    <style:style style:name="P5" style:family="paragraph" style:parent-style-name="Standard">
      <style:text-properties officeooo:rsid="0020a14e" officeooo:paragraph-rsid="0020a14e"/>
    </style:style>
    <style:style style:name="P6" style:family="paragraph" style:parent-style-name="Standard">
      <style:text-properties officeooo:rsid="0024fc9b" officeooo:paragraph-rsid="0024fc9b"/>
    </style:style>
    <style:style style:name="P7" style:family="paragraph" style:parent-style-name="Standard" style:list-style-name="L1">
      <style:text-properties officeooo:rsid="002090a7" officeooo:paragraph-rsid="002090a7"/>
    </style:style>
    <style:style style:name="P8" style:family="paragraph" style:parent-style-name="Standard" style:list-style-name="L1">
      <style:text-properties officeooo:rsid="0020a14e" officeooo:paragraph-rsid="0020a14e"/>
    </style:style>
    <style:style style:name="P9" style:family="paragraph" style:parent-style-name="Standard">
      <style:text-properties officeooo:rsid="0020a14e" officeooo:paragraph-rsid="0020a14e"/>
    </style:style>
    <style:style style:name="P10" style:family="paragraph" style:parent-style-name="Standard">
      <style:text-properties officeooo:rsid="0028a0ff" officeooo:paragraph-rsid="0028a0ff"/>
    </style:style>
    <style:style style:name="P11" style:family="paragraph" style:parent-style-name="Standard">
      <style:text-properties officeooo:rsid="0024fc9b" officeooo:paragraph-rsid="0024fc9b" fo:background-color="#ffff00"/>
    </style:style>
    <style:style style:name="P12" style:family="paragraph" style:parent-style-name="Standard">
      <style:text-properties officeooo:rsid="0028b1fd" officeooo:paragraph-rsid="0028b1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90a7"/>
    </style:style>
    <style:style style:name="T3" style:family="text">
      <style:text-properties officeooo:rsid="00220d1d"/>
    </style:style>
    <style:style style:name="T4" style:family="text">
      <style:text-properties officeooo:rsid="0025b568"/>
    </style:style>
    <style:style style:name="T5" style:family="text">
      <style:text-properties officeooo:rsid="0026a581"/>
    </style:style>
    <style:style style:name="T6" style:family="text">
      <style:text-properties officeooo:rsid="002859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CHISIO</text:p>
      <text:p text:style-name="P2"/>
      <text:p text:style-name="P2">HTML</text:p>
      <text:p text:style-name="P1"/>
      <text:p text:style-name="P1"><text:span text:style-name="T1">Colspan e rowspan</text:span> servono a fare celle unite,lo dichiaro sulla prima cella. Devo dirgli per quante celle si espandere, tolgo di conseguenza le celle che non servono</text:p>
      <text:p text:style-name="P1"/>
      <text:p text:style-name="P3">Bordi tabella: attributo border: (decido colore spessore e stile<text:span text:style-name="T2">)</text:span></text:p>
      <text:p text:style-name="P3"/>
      <text:p text:style-name="P4">lo stile posso indicarlo </text:p>
      <text:list xml:id="list2788217065694221610" text:style-name="L1">
        <text:list-item>
          <text:p text:style-name="P7">in linea (direttamente sull’oggetto)</text:p>
        </text:list-item>
        <text:list-item>
          <text:p text:style-name="P7">incorporato (sull’head come tag a parte)</text:p>
          <text:p text:style-name="P8">posso darlo al tag indicando il nome es td <text:span text:style-name="T3">(chiamato selettore css)</text:span></text:p>
        </text:list-item>
      </text:list>
      <text:p text:style-name="P5"><text:tab/><text:span text:style-name="T4">all’id di un oggetto con #nomeid <text:s/>nometag#nomeid (es td#cellaspeciale)</text:span></text:p>
      <text:p text:style-name="P5"><text:tab/><text:span text:style-name="T4">alla classe cioè una serie di oggetti nometag.classe (es td.giocatore1)</text:span></text:p>
      <text:p text:style-name="P5"><text:tab/><text:span text:style-name="T5">al td di una specifica tabella a cui ho dato id #nomeid tag (#tabella1 td)</text:span></text:p>
      <text:p text:style-name="P5"><text:tab/><text:span text:style-name="T6">alla pseudo classe (.. i 7° elementi) </text:span></text:p>
      <text:p text:style-name="P5"/>
      <text:p text:style-name="P12">pseudoclasse hover le caratteristiche dell’oggetto quando passo sopra con il mouse</text:p>
      <text:p text:style-name="P5"/>
      <text:p text:style-name="P11">F12</text:p>
      <text:p text:style-name="P11"/>
      <text:p text:style-name="P11">Elements = HTML</text:p>
      <text:p text:style-name="P11"/>
      <text:p text:style-name="P11">Source = tutti i file html css java ….</text:p>
      <text:p text:style-name="P11"/>
      <text:p text:style-name="P10">CodePens strumenti per provare i fogli di stile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08:16:28.111467571</meta:creation-date>
    <dc:date>2019-01-21T14:25:36.308711904</dc:date>
    <meta:editing-duration>PT1H38M42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7" meta:word-count="139" meta:character-count="856" meta:non-whitespace-character-count="729"/>
  </office:meta>
</office:document-meta>
</file>